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fo:min-height="2.5cm"/>
      <style:paragraph-properties style:writing-mode="lr-tb"/>
    </style:style>
    <style:style style:name="pr2" style:family="presentation" style:parent-style-name="BrightBlue-outline1">
      <style:graphic-properties fo:min-height="9.501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middle" fo:min-height="9.5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5cm" fo:text-indent="0cm"/>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12pt" style:font-size-asian="12pt" style:font-size-complex="12pt"/>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style>
    <style:style style:name="P8" style:family="paragraph">
      <style:paragraph-properties fo:margin-left="0cm" fo:margin-right="0cm" fo:margin-top="0cm" fo:margin-bottom="0.405cm" fo:text-align="start" fo:text-indent="0cm"/>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5cm" svg:x="1.4cm" svg:y="0.75cm" presentation:class="title">
          <draw:text-box>
            <text:p>Maven</text:p>
          </draw:text-box>
        </draw:frame>
        <draw:frame presentation:style-name="pr2" draw:text-style-name="P1" draw:layer="layout" svg:width="25cm" svg:height="9.5cm" svg:x="1.67cm" svg:y="4.445cm" presentation:class="outline" presentation:user-transformed="true">
          <draw:text-box>
            <text:list text:style-name="L2">
              <text:list-header>
                <text:p text:style-name="P2"/>
              </text:list-header>
              <text:list-item>
                <text:p text:style-name="P2">Downoad the binary: https://maven.apache.org/</text:p>
              </text:list-item>
              <text:list-item>
                <text:p text:style-name="P2">Get dependencies here: <text:a xlink:href="https://mvnrepository.com/" xlink:type="simple">https://mvnrepository.com/</text:a></text:p>
                <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1" draw:text-style-name="P1" draw:layer="layout" svg:width="19.5cm" svg:height="2.5cm" svg:x="1.4cm" svg:y="0.75cm" presentation:class="title" presentation:user-transformed="true">
          <draw:text-box>
            <text:p>Environment </text:p>
          </draw:text-box>
        </draw:frame>
        <draw:frame presentation:style-name="pr4" draw:text-style-name="P5" draw:layer="layout" svg:width="25cm" svg:height="9.5cm" svg:x="1.27cm" svg:y="3.998cm" presentation:class="subtitle" presentation:user-transformed="true">
          <draw:text-box>
            <text:p text:style-name="P4"><text:span text:style-name="T1">Java</text:span></text:p>
            <text:p text:style-name="P4"><text:span text:style-name="T1">JAVA_HOME java directory</text:span></text:p>
            <text:p text:style-name="P4"><text:span text:style-name="T1">JRE_HOME java directory</text:span></text:p>
            <text:p text:style-name="P4"><text:span text:style-name="T1">add java directory \bin to path <text:s/>%JAVA_HOME%\bin</text:span></text:p>
            <text:p text:style-name="P4"><text:span text:style-name="T1"/></text:p>
            <text:p text:style-name="P4"><text:span text:style-name="T1">Maven</text:span></text:p>
            <text:p text:style-name="P4"><text:span text:style-name="T1">MAVEN_HOME maven directory</text:span></text:p>
            <text:p text:style-name="P4"><text:span text:style-name="T1">M2_HOME maven directory</text:span></text:p>
            <text:p text:style-name="P4"><text:span text:style-name="T1">add maven directory \bin to path %MAVEN_HOME%\bin</text:span></text:p>
            <text:p text:style-name="P4"><text:span text:style-name="T1"/></text:p>
            <text:p text:style-name="P4"><text:span text:style-name="T1">ANT</text:span></text:p>
            <text:p text:style-name="P4"><text:span text:style-name="T1">ANT_HOME ant directory</text:span></text:p>
            <text:p text:style-name="P4"><text:span text:style-name="T1">add ant directory \bin to path %ANT_HOME%\bin</text:span></text:p>
            <text:p text:style-name="P4"><text:span text:style-name="T1"/></text:p>
            <text:p text:style-name="P4"><text:span text:style-name="T1">GRADLE</text:span></text:p>
            <text:p text:style-name="P4"><text:span text:style-name="T1">GRADLE_HOME gradle directory</text:span></text:p>
            <text:p text:style-name="P4"><text:span text:style-name="T1">add gradle directory \bin to path %GRADLE_HOME%\bin</text:span></text:p>
            <text:p text:style-name="P4"><text:span text:style-name="T1"/></text:p>
          </draw:text-box>
        </draw:frame>
        <presentation:notes draw:style-name="dp2">
          <draw:page-thumbnail draw:style-name="gr1" draw:layer="layout" svg:width="17cm" svg:height="9.56cm" svg:x="2cm" svg:y="2.5cm" draw:page-number="2"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5cm" svg:x="1.4cm" svg:y="0.75cm" presentation:class="title">
          <draw:text-box>
            <text:p>Maven in 5 Minutes</text:p>
          </draw:text-box>
        </draw:frame>
        <draw:frame presentation:style-name="pr2" draw:layer="layout" svg:width="25cm" svg:height="9.5cm" svg:x="1.5cm" svg:y="4cm" presentation:class="outline">
          <draw:text-box>
            <text:list text:style-name="L2">
              <text:list-header>
                <text:p><text:a xlink:href="http://maven.apache.org/guides/getting-started/maven-in-five-minutes.html" xlink:type="simple">http://maven.apache.org/guides/getting-started/maven-in-five-minutes.html</text:a></text:p>
              </text:list-header>
              <text:list-item>
                <text:p/>
              </text:list-item>
              <text:list-item>
                <text:p>mvn archetype:generate -DgroupId=com.mycompany.app -DartifactId=my-app -DarchetypeArtifactId=maven-archetype-quickstart -DarchetypeVersion=1.4 -DinteractiveMode=false</text:p>
              </text:list-item>
              <text:list-item>
                <text:p>mvn package</text:p>
              </text:list-item>
              <text:list-item>
                <text:p>java -cp target/my-app-1.0-SNAPSHOT.jar com.mycompany.app.App</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5cm" svg:x="1.4cm" svg:y="0.75cm" presentation:class="title" presentation:user-transformed="true">
          <draw:text-box>
            <text:list text:style-name="L2">
              <text:list-header>
                <text:p text:style-name="P8">Archetype</text:p>
              </text:list-header>
            </text:list>
          </draw:text-box>
        </draw:frame>
        <draw:frame presentation:style-name="pr2" draw:layer="layout" svg:width="25cm" svg:height="9.5cm" svg:x="1.5cm" svg:y="4cm" presentation:class="outline">
          <draw:text-box>
            <text:list text:style-name="L2">
              <text:list-item>
                <text:p>Archetype is a Maven project templating toolkit. An archetype is defined as an original pattern or model from which all other things of the same kind are made. The names fits as we are trying to provide a system that provides a consistent means of generating Maven projects. Archetype will help authors create Maven project templates for users, and provides users with the means to generate parameterized versions of those project templates.</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roman" style:font-pitch="variable"/>
    <style:font-face style:name="Liberation Sans" svg:font-family="'Liberation Sans'" style:font-adornments="Normal"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3T21:10:13.231000000</meta:creation-date>
    <meta:editing-duration>PT49M47S</meta:editing-duration>
    <meta:editing-cycles>7</meta:editing-cycles>
    <meta:generator>LibreOffice/7.0.4.2$Windows_X86_64 LibreOffice_project/dcf040e67528d9187c66b2379df5ea4407429775</meta:generator>
    <dc:title>Bright Blue</dc:title>
    <dc:date>2021-01-24T10:19:10.430000000</dc:date>
    <meta:document-statistic meta:object-count="38"/>
  </office:meta>
</office:document-meta>
</file>